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fierAnnotationAutowireContextTests.autowiredFieldDoesNotResolveWithBaseQualifierAndNonDefaultValueAndMultipleMatching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alifierAnnotationAutowireContextTests.autowiredFieldDoesNotResolveWithMultipleQualifierValuesAndConflicting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QualifierAnnotationAutowireContextTests.autowiredFieldWithSingleNon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alifierAnnotationAutowireContextTests.autowiredFieldResolvesWithMultipleQualifierValuesAndExplici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QualifierAnnotationAutowireContextTests.autowiredFieldWithMultipleNonQualified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alifierAnnotationAutowireContextTests.autowiredConstructorArgumentWithSingle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lifiedMethodParameter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FieldResolvesWithBaseQualifierAnd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alifierAnnotationAutowireContextTests.autowiredMethodParameterResolves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alifiedFieldWithDefaultValue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ConstructorArgumentWithMultipleNonQualified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alifiedFieldWithBaseQualifierDefaultValue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FieldDoesNotResolveCandidateWithDefaultValueAndConflictingValueO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ValueQualifiedPerson.DefaultValueQualified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FieldDoesNotResolveWithMultipleQualifierValuesAndMultipleMatching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QualifiedConstructorArgumentTestBean.QualifiedConstructorArgumentTestBean( @ TestQualifier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Person.Qualified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FieldResolvesQualifiedCandidateWithDefaultValueAndNoValueO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alifierAnnotationAutowireContextTests.autowiredMethodParameterWithSingleNon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alifiedConstructorArgumentWithBaseQualifierNonDefaultValue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ConstructorArgument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FieldResolvesWithMultipleQualifi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ualifiedFieldWithMultipleAttributes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MethodParameterWithStatically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lifierAnnotationAutowireContextTests.autowiredConstructorArgumentWithSingleNon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lifiedConstructorArgumentWithBaseQualifierNonDefaultValueTestBean.QualifiedConstructorArgumentWithBaseQualifierNonDefaultValueTestBean( @ Qualifier ( "juergen" )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ConstructorArgumentResolves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MethodParameterWithStaticallyQualifiedCandidateAmongOt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alifierAnnotationAutowireContextTests.autowiredFieldWithSingle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lifierAnnotationAutowireContextTests.autowiredFieldResolvesMeta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alifierAnnotationAutowireContextTests.autowiredFieldResolves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taQualifiedField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MethodParameterWithMultipleNonQualified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alifierAnnotationAutowireContextTests.autowiredMethodParameterWithSingle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Field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lueQualifiedPerson.DefaultValueQualified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Person.Qualified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ContextTests.autowiredFieldResolvesWithBaseQualifierAndNon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alifierAnnotationAutowireContextTests.autowiredFieldResolvesWithDefaultValueAndExplicitDefaultValueO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alifiedMethodParameterTestBean.setPerson( @ TestQualifier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